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47.25pt"/>
    </style:style>
    <style:style style:name="ro1" style:family="table-row">
      <style:table-row-properties style:row-height="29.99pt" fo:break-before="auto" style:use-optimal-row-height="false"/>
    </style:style>
    <style:style style:name="ta2" style:family="table" style:master-page-name="PageStyle_5f_6.2_20_Gev_7c_Q2_3d_3.0_7c_W_3d_2.32_7c_x_3d_0.40">
      <style:table-properties table:display="true" style:writing-mode="lr-tb"/>
    </style:style>
    <style:style style:name="ta3" style:family="table" style:master-page-name="PageStyle_5f_6.2_20_Gev_7c_Q2_3d_2.115_7c_W_3d_2.95_7c_x_3d_0.21">
      <style:table-properties table:display="true" style:writing-mode="lr-tb"/>
    </style:style>
    <style:style style:name="ta5" style:family="table" style:master-page-name="PageStyle_5f_8.2_20_Gev_7c_Q2_3d_4.4_7c_W_3d_2.74_7c_x_3d_0.40">
      <style:table-properties table:display="true" style:writing-mode="lr-tb"/>
    </style:style>
    <style:style style:name="ta6" style:family="table" style:master-page-name="PageStyle_5f_8.2_20_Gev_7c_Q2_3d_3.0_7c_W_3d_3.14_7c_x_3d_0.25">
      <style:table-properties table:display="true" style:writing-mode="lr-tb"/>
    </style:style>
    <style:style style:name="ta7" style:family="table" style:master-page-name="PageStyle_5f_8.2_20_Gev_7c_Q2_3d_5.5_7c_W_3d_3.02_7c_x_3d_0.40">
      <style:table-properties table:display="true" style:writing-mode="lr-tb"/>
    </style:style>
    <style:style style:name="ta8" style:family="table" style:master-page-name="PageStyle_5f_6.2_20_GeV_20_Summary">
      <style:table-properties table:display="true" style:writing-mode="lr-tb"/>
    </style:style>
    <style:style style:name="ta9" style:family="table" style:master-page-name="PageStyle_5f_8.2_20_GeV_20_Summary">
      <style:table-properties table:display="true" style:writing-mode="lr-tb"/>
    </style:style>
    <style:style style:name="ce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6.2 GeV Summary" table:style-name="ta8">
        <office:forms form:automatic-focus="false" form:apply-design-mode="false"/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3" office:value-type="string" calcext:value-type="string" table:number-columns-spanned="13" table:number-rows-spanned="1">
            <text:p>6.2 GeV KAON-LT Physics Setting</text:p>
          </table:table-cell>
          <table:covered-table-cell table:number-columns-repeated="12" table:style-name="ce5"/>
          <table:table-cell table:number-columns-repeated="1011"/>
        </table:table-row>
        <table:table-row table:style-name="ro1">
          <table:table-cell table:style-name="ce5" office:value-type="string" calcext:value-type="string">
            <text:p>Setting</text:p>
          </table:table-cell>
          <table:table-cell table:style-name="ce5" office:value-type="string" calcext:value-type="string">
            <text:p>BCM4A </text:p>
            <text:p>Charge (mC)</text:p>
          </table:table-cell>
          <table:table-cell table:style-name="ce5" office:value-type="string" calcext:value-type="string">
            <text:p>t_run (sec)</text:p>
          </table:table-cell>
          <table:table-cell table:style-name="ce5" office:value-type="string" calcext:value-type="string">
            <text:p>t_setting (sec)</text:p>
          </table:table-cell>
          <table:table-cell table:style-name="ce5" office:value-type="string" calcext:value-type="string">
            <text:p>t_PAC </text:p>
            <text:p>(hr @ 100% eff)</text:p>
          </table:table-cell>
          <table:table-cell table:style-name="ce5" office:value-type="string" calcext:value-type="string">
            <text:p>t_setting/t_PAC</text:p>
          </table:table-cell>
          <table:table-cell table:style-name="ce5" office:value-type="string" calcext:value-type="string">
            <text:p>Q_PAC</text:p>
          </table:table-cell>
          <table:table-cell table:style-name="ce5" office:value-type="string" calcext:value-type="string">
            <text:p>Q_actual (mC)</text:p>
          </table:table-cell>
          <table:table-cell table:style-name="ce5" office:value-type="string" calcext:value-type="string">
            <text:p>Q_actual/Q_PAC</text:p>
          </table:table-cell>
          <table:table-cell table:style-name="ce5" office:value-type="string" calcext:value-type="string">
            <text:p>Effective </text:p>
            <text:p>Efficiency (J/H)</text:p>
          </table:table-cell>
          <table:table-cell table:style-name="ce5" office:value-type="string" calcext:value-type="string">
            <text:p>K+Δ </text:p>
            <text:p>run plan events</text:p>
          </table:table-cell>
          <table:table-cell table:style-name="ce5" office:value-type="string" calcext:value-type="string">
            <text:p>K+Δ </text:p>
            <text:p>actual events</text:p>
          </table:table-cell>
          <table:table-cell table:style-name="ce5" office:value-type="string" calcext:value-type="string">
            <text:p>K+Δ </text:p>
            <text:p>actual/proposed</text:p>
          </table:table-cell>
          <table:table-cell table:style-name="ce5" office:value-type="string" calcext:value-type="string">
            <text:p>K+Δ </text:p>
            <text:p>Y_obs/Y_expect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Q2=3.0|W=2.32|x=0.40</text:p>
          </table:table-cell>
          <table:covered-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13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6.2 Gev|Q2=3.0|W=2.32|x=0.40'.C12]" office:value-type="float" office:value="1649.68" calcext:value-type="float">
            <text:p>1649.68</text:p>
          </table:table-cell>
          <table:table-cell table:formula="of:=[$'6.2 Gev|Q2=3.0|W=2.32|x=0.40'.D12]" office:value-type="float" office:value="0" calcext:value-type="float">
            <text:p>0</text:p>
          </table:table-cell>
          <table:table-cell table:formula="of:=[$'6.2 Gev|Q2=3.0|W=2.32|x=0.40'.F12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12]" office:value-type="float" office:value="1649.68" calcext:value-type="float">
            <text:p>1649.68</text:p>
          </table:table-cell>
          <table:table-cell table:number-columns-repeated="3"/>
          <table:table-cell office:value-type="float" office:value="1703" calcext:value-type="float">
            <text:p>170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/>
          <table:table-cell table:style-name="ce5" table:formula="of:=SUM([.D5:.D5])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D6]/3600/[.E6]" office:value-type="float" office:value="0" calcext:value-type="float">
            <text:p>0</text:p>
          </table:table-cell>
          <table:table-cell table:style-name="ce5" table:formula="of:=[$'6.2 Gev|Q2=3.0|W=2.32|x=0.40'.I12]" office:value-type="float" office:value="1512" calcext:value-type="float">
            <text:p>1512</text:p>
          </table:table-cell>
          <table:table-cell table:style-name="ce5" table:formula="of:=SUM([.H5:.H5])" office:value-type="float" office:value="1649.68" calcext:value-type="float">
            <text:p>1649.68</text:p>
          </table:table-cell>
          <table:table-cell table:style-name="ce5" table:formula="of:=[.H6]/[.G6]" office:value-type="float" office:value="1.0910582010582" calcext:value-type="float">
            <text:p>1.0910582010582</text:p>
          </table:table-cell>
          <table:table-cell/>
          <table:table-cell table:style-name="ce5" office:value-type="float" office:value="1550" calcext:value-type="float">
            <text:p>1550</text:p>
          </table:table-cell>
          <table:table-cell table:style-name="ce5" table:formula="of:=SUM([.L5:.L5])" office:value-type="float" office:value="1703" calcext:value-type="float">
            <text:p>1703</text:p>
          </table:table-cell>
          <table:table-cell table:style-name="ce5" table:formula="of:=[.L6]/[.K6]" office:value-type="float" office:value="1.09870967741935" calcext:value-type="float">
            <text:p>1.09870967741935</text:p>
          </table:table-cell>
          <table:table-cell table:style-name="ce5" table:formula="of:=[.M6]/[.I6]" office:value-type="float" office:value="1.00701289477842" calcext:value-type="float">
            <text:p>1.007012894778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3.0|W=2.32|x=0.40'.C16]" office:value-type="float" office:value="74.319" calcext:value-type="float">
            <text:p>74.319</text:p>
          </table:table-cell>
          <table:table-cell table:formula="of:=[$'6.2 Gev|Q2=3.0|W=2.32|x=0.40'.D16]" office:value-type="float" office:value="0" calcext:value-type="float">
            <text:p>0</text:p>
          </table:table-cell>
          <table:table-cell table:formula="of:=[$'6.2 Gev|Q2=3.0|W=2.32|x=0.40'.F16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16]" office:value-type="float" office:value="74.319" calcext:value-type="float">
            <text:p>74.31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/>
          <table:table-cell table:style-name="ce5" table:formula="of:=SUM([.D7:.D7])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table:formula="of:=[.D8]/3600/[.E8]" office:value-type="float" office:value="0" calcext:value-type="float">
            <text:p>0</text:p>
          </table:table-cell>
          <table:table-cell table:style-name="ce5" table:formula="of:=[$'6.2 Gev|Q2=3.0|W=2.32|x=0.40'.I16]" office:value-type="float" office:value="5.76" calcext:value-type="float">
            <text:p>5.76</text:p>
          </table:table-cell>
          <table:table-cell table:style-name="ce5" table:formula="of:=SUM([.H7:.H7])" office:value-type="float" office:value="74.319" calcext:value-type="float">
            <text:p>74.319</text:p>
          </table:table-cell>
          <table:table-cell table:style-name="ce5" table:formula="of:=[.H8]/[.G8]" office:value-type="float" office:value="12.9026041666667" calcext:value-type="float">
            <text:p>12.9026041666667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table:formula="of:=SUM([.L7:.L7])" office:value-type="float" office:value="0" calcext:value-type="float">
            <text:p>0</text:p>
          </table:table-cell>
          <table:table-cell table:style-name="ce5" table:formula="of:=[.L8]/[.K8]" office:value-type="string" office:string-value="" calcext:value-type="error">
            <text:p>#DIV/0!</text:p>
          </table:table-cell>
          <table:table-cell table:style-name="ce5" table:formula="of:=[.M8]/[.I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6.2 Gev|Q2=3.0|W=2.32|x=0.40'.C24]" office:value-type="float" office:value="1545.16" calcext:value-type="float">
            <text:p>1545.16</text:p>
          </table:table-cell>
          <table:table-cell table:formula="of:=[$'6.2 Gev|Q2=3.0|W=2.32|x=0.40'.D24]" office:value-type="float" office:value="0" calcext:value-type="float">
            <text:p>0</text:p>
          </table:table-cell>
          <table:table-cell table:formula="of:=[$'6.2 Gev|Q2=3.0|W=2.32|x=0.40'.F24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24]" office:value-type="float" office:value="1545.16" calcext:value-type="float">
            <text:p>1545.16</text:p>
          </table:table-cell>
          <table:table-cell table:number-columns-repeated="3"/>
          <table:table-cell office:value-type="float" office:value="1477" calcext:value-type="float">
            <text:p>1477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/>
          <table:table-cell table:style-name="ce5" table:formula="of:=SUM([.D10:.D10])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D11]/3600/[.E11]" office:value-type="float" office:value="0" calcext:value-type="float">
            <text:p>0</text:p>
          </table:table-cell>
          <table:table-cell table:style-name="ce5" table:formula="of:=[$'6.2 Gev|Q2=3.0|W=2.32|x=0.40'.I24]" office:value-type="float" office:value="1512" calcext:value-type="float">
            <text:p>1512</text:p>
          </table:table-cell>
          <table:table-cell table:style-name="ce5" table:formula="of:=SUM([.H10:.H10])" office:value-type="float" office:value="1545.16" calcext:value-type="float">
            <text:p>1545.16</text:p>
          </table:table-cell>
          <table:table-cell table:style-name="ce5" table:formula="of:=[.H11]/[.G11]" office:value-type="float" office:value="1.02193121693122" calcext:value-type="float">
            <text:p>1.02193121693122</text:p>
          </table:table-cell>
          <table:table-cell/>
          <table:table-cell table:style-name="ce5" office:value-type="float" office:value="1550" calcext:value-type="float">
            <text:p>1550</text:p>
          </table:table-cell>
          <table:table-cell table:style-name="ce5" table:formula="of:=SUM([.L10:.L10])" office:value-type="float" office:value="1477" calcext:value-type="float">
            <text:p>1477</text:p>
          </table:table-cell>
          <table:table-cell table:style-name="ce5" table:formula="of:=[.L11]/[.K11]" office:value-type="float" office:value="0.952903225806451" calcext:value-type="float">
            <text:p>0.952903225806451</text:p>
          </table:table-cell>
          <table:table-cell table:style-name="ce5" table:formula="of:=[.M11]/[.I11]" office:value-type="float" office:value="0.932453388270053" calcext:value-type="float">
            <text:p>0.9324533882700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3.0|W=2.32|x=0.40'.C27]" office:value-type="float" office:value="127.1" calcext:value-type="float">
            <text:p>127.1</text:p>
          </table:table-cell>
          <table:table-cell table:formula="of:=[$'6.2 Gev|Q2=3.0|W=2.32|x=0.40'.D27]" office:value-type="float" office:value="0" calcext:value-type="float">
            <text:p>0</text:p>
          </table:table-cell>
          <table:table-cell table:formula="of:=[$'6.2 Gev|Q2=3.0|W=2.32|x=0.40'.F27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27]" office:value-type="float" office:value="127.1" calcext:value-type="float">
            <text:p>127.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/>
          <table:table-cell table:style-name="ce5" table:formula="of:=SUM([.D12:.D12])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table:formula="of:=[.D13]/3600/[.E13]" office:value-type="float" office:value="0" calcext:value-type="float">
            <text:p>0</text:p>
          </table:table-cell>
          <table:table-cell table:style-name="ce5" table:formula="of:=[$'6.2 Gev|Q2=3.0|W=2.32|x=0.40'.I27]" office:value-type="float" office:value="57.6" calcext:value-type="float">
            <text:p>57.6</text:p>
          </table:table-cell>
          <table:table-cell table:style-name="ce5" table:formula="of:=SUM([.H12:.H12])" office:value-type="float" office:value="127.1" calcext:value-type="float">
            <text:p>127.1</text:p>
          </table:table-cell>
          <table:table-cell table:style-name="ce5" table:formula="of:=[.H13]/[.G13]" office:value-type="float" office:value="2.20659722222222" calcext:value-type="float">
            <text:p>2.2065972222222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table:formula="of:=SUM([.L12:.L12])" office:value-type="float" office:value="0" calcext:value-type="float">
            <text:p>0</text:p>
          </table:table-cell>
          <table:table-cell table:style-name="ce5" table:formula="of:=[.L13]/[.K13]" office:value-type="string" office:string-value="" calcext:value-type="error">
            <text:p>#DIV/0!</text:p>
          </table:table-cell>
          <table:table-cell table:style-name="ce5" table:formula="of:=[.M13]/[.I1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Q2=2.115|W=2.95|x=0.21</text:p>
          </table:table-cell>
          <table:covered-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55uA (mC)</text:p>
          </table:table-cell>
          <table:table-cell table:formula="of:=[$'6.2 Gev|Q2=2.115|W=2.95|x=0.21'.C22]" office:value-type="float" office:value="3955.402" calcext:value-type="float">
            <text:p>3955.402</text:p>
          </table:table-cell>
          <table:table-cell table:formula="of:=[$'6.2 Gev|Q2=2.115|W=2.95|x=0.21'.D22]" office:value-type="float" office:value="0" calcext:value-type="float">
            <text:p>0</text:p>
          </table:table-cell>
          <table:table-cell table:formula="of:=[$'6.2 Gev|Q2=2.115|W=2.95|x=0.21'.F22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22]" office:value-type="float" office:value="3955.402" calcext:value-type="float">
            <text:p>3955.402</text:p>
          </table:table-cell>
          <table:table-cell table:number-columns-repeated="3"/>
          <table:table-cell office:value-type="float" office:value="579" calcext:value-type="float">
            <text:p>579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/>
          <table:table-cell table:style-name="ce5" table:formula="of:=SUM([.D16:.D16])" office:value-type="float" office:value="0" calcext:value-type="float">
            <text:p>0</text:p>
          </table:table-cell>
          <table:table-cell table:style-name="ce5" office:value-type="float" office:value="21" calcext:value-type="float">
            <text:p>21</text:p>
          </table:table-cell>
          <table:table-cell table:style-name="ce5" table:formula="of:=[.D17]/3600/[.E17]" office:value-type="float" office:value="0" calcext:value-type="float">
            <text:p>0</text:p>
          </table:table-cell>
          <table:table-cell table:style-name="ce5" table:formula="of:=[$'6.2 Gev|Q2=2.115|W=2.95|x=0.21'.I22]" office:value-type="float" office:value="4158" calcext:value-type="float">
            <text:p>4158</text:p>
          </table:table-cell>
          <table:table-cell table:style-name="ce5" table:formula="of:=SUM([.H16:.H16])" office:value-type="float" office:value="3955.402" calcext:value-type="float">
            <text:p>3955.402</text:p>
          </table:table-cell>
          <table:table-cell table:style-name="ce5" table:formula="of:=[.H17]/[.G17]" office:value-type="float" office:value="0.951275132275133" calcext:value-type="float">
            <text:p>0.951275132275133</text:p>
          </table:table-cell>
          <table:table-cell/>
          <table:table-cell table:style-name="ce5" office:value-type="float" office:value="1750" calcext:value-type="float">
            <text:p>1750</text:p>
          </table:table-cell>
          <table:table-cell table:style-name="ce5" table:formula="of:=SUM([.L16:.L16])" office:value-type="float" office:value="579" calcext:value-type="float">
            <text:p>579</text:p>
          </table:table-cell>
          <table:table-cell table:style-name="ce5" table:formula="of:=[.L17]/[.K17]" office:value-type="float" office:value="0.330857142857143" calcext:value-type="float">
            <text:p>0.330857142857143</text:p>
          </table:table-cell>
          <table:table-cell table:style-name="ce5" table:formula="of:=[.M17]/[.I17]" office:value-type="float" office:value="0.347803838901836" calcext:value-type="float">
            <text:p>0.3478038389018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2.115|W=2.95|x=0.21'.C25]" office:value-type="float" office:value="128.69" calcext:value-type="float">
            <text:p>128.69</text:p>
          </table:table-cell>
          <table:table-cell table:formula="of:=[$'6.2 Gev|Q2=2.115|W=2.95|x=0.21'.D25]" office:value-type="float" office:value="0" calcext:value-type="float">
            <text:p>0</text:p>
          </table:table-cell>
          <table:table-cell table:formula="of:=[$'6.2 Gev|Q2=2.115|W=2.95|x=0.21'.F25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25]" office:value-type="float" office:value="128.69" calcext:value-type="float">
            <text:p>128.6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/>
          <table:table-cell table:style-name="ce5" table:formula="of:=SUM([.D18:.D18])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table:formula="of:=[.D19]/3600/[.E19]" office:value-type="float" office:value="0" calcext:value-type="float">
            <text:p>0</text:p>
          </table:table-cell>
          <table:table-cell table:style-name="ce5" table:formula="of:=[$'6.2 Gev|Q2=2.115|W=2.95|x=0.21'.I25]" office:value-type="float" office:value="57.6" calcext:value-type="float">
            <text:p>57.6</text:p>
          </table:table-cell>
          <table:table-cell table:style-name="ce5" table:formula="of:=SUM([.H18:.H18])" office:value-type="float" office:value="128.69" calcext:value-type="float">
            <text:p>128.69</text:p>
          </table:table-cell>
          <table:table-cell table:style-name="ce5" table:formula="of:=[.H19]/[.G19]" office:value-type="float" office:value="2.23420138888889" calcext:value-type="float">
            <text:p>2.2342013888888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table:formula="of:=SUM([.L18:.L18])" office:value-type="float" office:value="0" calcext:value-type="float">
            <text:p>0</text:p>
          </table:table-cell>
          <table:table-cell table:style-name="ce5" table:formula="of:=[.L19]/[.K19]" office:value-type="string" office:string-value="" calcext:value-type="error">
            <text:p>#DIV/0!</text:p>
          </table:table-cell>
          <table:table-cell table:style-name="ce5" table:formula="of:=[.M19]/[.I1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6.2 Gev|Q2=2.115|W=2.95|x=0.21'.C53]" office:value-type="float" office:value="3251.317" calcext:value-type="float">
            <text:p>3251.317</text:p>
          </table:table-cell>
          <table:table-cell table:formula="of:=[$'6.2 Gev|Q2=2.115|W=2.95|x=0.21'.D53]" office:value-type="float" office:value="0" calcext:value-type="float">
            <text:p>0</text:p>
          </table:table-cell>
          <table:table-cell table:formula="of:=[$'6.2 Gev|Q2=2.115|W=2.95|x=0.21'.F53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53]" office:value-type="float" office:value="3251.317" calcext:value-type="float">
            <text:p>3251.317</text:p>
          </table:table-cell>
          <table:table-cell table:number-columns-repeated="3"/>
          <table:table-cell office:value-type="float" office:value="723" calcext:value-type="float">
            <text:p>72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/>
          <table:table-cell table:style-name="ce5" table:formula="of:=SUM([.D21:.D21])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formula="of:=[.D22]/3600/[.E22]" office:value-type="float" office:value="0" calcext:value-type="float">
            <text:p>0</text:p>
          </table:table-cell>
          <table:table-cell table:style-name="ce5" table:formula="of:=[$'6.2 Gev|Q2=2.115|W=2.95|x=0.21'.I53]" office:value-type="float" office:value="2970" calcext:value-type="float">
            <text:p>2970</text:p>
          </table:table-cell>
          <table:table-cell table:style-name="ce5" table:formula="of:=SUM([.H21:.H21])" office:value-type="float" office:value="3251.317" calcext:value-type="float">
            <text:p>3251.317</text:p>
          </table:table-cell>
          <table:table-cell table:style-name="ce5" table:formula="of:=[.H22]/[.G22]" office:value-type="float" office:value="1.09471952861953" calcext:value-type="float">
            <text:p>1.09471952861953</text:p>
          </table:table-cell>
          <table:table-cell/>
          <table:table-cell table:style-name="ce5" office:value-type="float" office:value="1165" calcext:value-type="float">
            <text:p>1165</text:p>
          </table:table-cell>
          <table:table-cell table:style-name="ce5" table:formula="of:=SUM([.L21:.L21])" office:value-type="float" office:value="723" calcext:value-type="float">
            <text:p>723</text:p>
          </table:table-cell>
          <table:table-cell table:style-name="ce5" table:formula="of:=[.L22]/[.K22]" office:value-type="float" office:value="0.620600858369099" calcext:value-type="float">
            <text:p>0.620600858369099</text:p>
          </table:table-cell>
          <table:table-cell table:style-name="ce5" table:formula="of:=[.M22]/[.I22]" office:value-type="float" office:value="0.566903980558101" calcext:value-type="float">
            <text:p>0.5669039805581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2.115|W=2.95|x=0.21'.C57]" office:value-type="float" office:value="322.719" calcext:value-type="float">
            <text:p>322.719</text:p>
          </table:table-cell>
          <table:table-cell table:formula="of:=[$'6.2 Gev|Q2=2.115|W=2.95|x=0.21'.D57]" office:value-type="float" office:value="0" calcext:value-type="float">
            <text:p>0</text:p>
          </table:table-cell>
          <table:table-cell table:formula="of:=[$'6.2 Gev|Q2=2.115|W=2.95|x=0.21'.F57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57]" office:value-type="float" office:value="322.719" calcext:value-type="float">
            <text:p>322.71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/>
          <table:table-cell table:style-name="ce5" table:formula="of:=SUM([.D23:.D23])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table:formula="of:=[.D24]/3600/[.E24]" office:value-type="float" office:value="0" calcext:value-type="float">
            <text:p>0</text:p>
          </table:table-cell>
          <table:table-cell table:style-name="ce5" table:formula="of:=[$'6.2 Gev|Q2=2.115|W=2.95|x=0.21'.I57]" office:value-type="float" office:value="57.6" calcext:value-type="float">
            <text:p>57.6</text:p>
          </table:table-cell>
          <table:table-cell table:style-name="ce5" table:formula="of:=SUM([.H23:.H23])" office:value-type="float" office:value="322.719" calcext:value-type="float">
            <text:p>322.719</text:p>
          </table:table-cell>
          <table:table-cell table:style-name="ce5" table:formula="of:=[.H24]/[.G24]" office:value-type="float" office:value="5.60276041666667" calcext:value-type="float">
            <text:p>5.60276041666667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table:formula="of:=SUM([.L23:.L23])" office:value-type="float" office:value="0" calcext:value-type="float">
            <text:p>0</text:p>
          </table:table-cell>
          <table:table-cell table:style-name="ce5" table:formula="of:=[.L24]/[.K24]" office:value-type="string" office:string-value="" calcext:value-type="error">
            <text:p>#DIV/0!</text:p>
          </table:table-cell>
          <table:table-cell table:style-name="ce5" table:formula="of:=[.M24]/[.I2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2 Gev|Q2=3.0|W=2.32|x=0.40" table:style-name="ta2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6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3.0|W=2.3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3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7871" calcext:value-type="float">
            <text:p>7871</text:p>
          </table:table-cell>
          <table:table-cell office:value-type="float" office:value="241.648" calcext:value-type="float">
            <text:p>241.6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2" calcext:value-type="float">
            <text:p>7872</text:p>
          </table:table-cell>
          <table:table-cell office:value-type="float" office:value="234.072" calcext:value-type="float">
            <text:p>234.0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3" calcext:value-type="float">
            <text:p>7873</text:p>
          </table:table-cell>
          <table:table-cell office:value-type="float" office:value="222.282" calcext:value-type="float">
            <text:p>222.2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4" calcext:value-type="float">
            <text:p>7874</text:p>
          </table:table-cell>
          <table:table-cell office:value-type="float" office:value="276.079" calcext:value-type="float">
            <text:p>276.0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5" calcext:value-type="float">
            <text:p>7875</text:p>
          </table:table-cell>
          <table:table-cell office:value-type="float" office:value="221.651" calcext:value-type="float">
            <text:p>221.6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6" calcext:value-type="float">
            <text:p>7876</text:p>
          </table:table-cell>
          <table:table-cell office:value-type="float" office:value="231.678" calcext:value-type="float">
            <text:p>231.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7" calcext:value-type="float">
            <text:p>7877</text:p>
          </table:table-cell>
          <table:table-cell office:value-type="float" office:value="222.27" calcext:value-type="float">
            <text:p>222.27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11])" office:value-type="float" office:value="1649.68" calcext:value-type="float">
            <text:p>1649.68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style-name="ce2" table:formula="of:=[.G12]*3600*0.00007*1000" office:value-type="float" office:value="1512" calcext:value-type="float">
            <text:p>1512</text:p>
          </table:table-cell>
          <table:table-cell table:style-name="ce2" table:formula="of:=[.C12]/[.I12]" office:value-type="float" office:value="1.0910582010582" calcext:value-type="float">
            <text:p>1.091058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878" calcext:value-type="float">
            <text:p>7878</text:p>
          </table:table-cell>
          <table:table-cell office:value-type="float" office:value="10.921" calcext:value-type="float">
            <text:p>10.9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9" calcext:value-type="float">
            <text:p>7879</text:p>
          </table:table-cell>
          <table:table-cell office:value-type="float" office:value="31.699" calcext:value-type="float">
            <text:p>31.6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0" calcext:value-type="float">
            <text:p>7880</text:p>
          </table:table-cell>
          <table:table-cell office:value-type="float" office:value="31.699" calcext:value-type="float">
            <text:p>31.699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3:.C15])" office:value-type="float" office:value="74.319" calcext:value-type="float">
            <text:p>74.319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16]*3600*0.000004*1000" office:value-type="float" office:value="5.76" calcext:value-type="float">
            <text:p>5.76</text:p>
          </table:table-cell>
          <table:table-cell table:style-name="ce2" table:formula="of:=[.C16]/[.I16]" office:value-type="float" office:value="12.9026041666667" calcext:value-type="float">
            <text:p>12.90260416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7882" calcext:value-type="float">
            <text:p>7882</text:p>
          </table:table-cell>
          <table:table-cell office:value-type="float" office:value="209.19" calcext:value-type="float">
            <text:p>209.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3" calcext:value-type="float">
            <text:p>7883</text:p>
          </table:table-cell>
          <table:table-cell office:value-type="float" office:value="257.17" calcext:value-type="float">
            <text:p>257.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4" calcext:value-type="float">
            <text:p>7884</text:p>
          </table:table-cell>
          <table:table-cell office:value-type="float" office:value="243.51" calcext:value-type="float">
            <text:p>243.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5" calcext:value-type="float">
            <text:p>7885</text:p>
          </table:table-cell>
          <table:table-cell office:value-type="float" office:value="267.2" calcext:value-type="float">
            <text:p>267.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6" calcext:value-type="float">
            <text:p>7886</text:p>
          </table:table-cell>
          <table:table-cell office:value-type="float" office:value="266.44" calcext:value-type="float">
            <text:p>266.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7" calcext:value-type="float">
            <text:p>7887</text:p>
          </table:table-cell>
          <table:table-cell office:value-type="float" office:value="301.65" calcext:value-type="float">
            <text:p>301.6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8:.C23])" office:value-type="float" office:value="1545.16" calcext:value-type="float">
            <text:p>1545.16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style-name="ce2" table:formula="of:=[.G24]*3600*0.00007*1000" office:value-type="float" office:value="1512" calcext:value-type="float">
            <text:p>1512</text:p>
          </table:table-cell>
          <table:table-cell table:style-name="ce2" table:formula="of:=[.C24]/[.I24]" office:value-type="float" office:value="1.02193121693122" calcext:value-type="float">
            <text:p>1.02193121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881" calcext:value-type="float">
            <text:p>7881</text:p>
          </table:table-cell>
          <table:table-cell office:value-type="float" office:value="55.62" calcext:value-type="float">
            <text:p>55.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8" calcext:value-type="float">
            <text:p>7888</text:p>
          </table:table-cell>
          <table:table-cell office:value-type="float" office:value="71.48" calcext:value-type="float">
            <text:p>71.48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25:.C26])" office:value-type="float" office:value="127.1" calcext:value-type="float">
            <text:p>127.1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27]*3600*0.00004*1000" office:value-type="float" office:value="57.6" calcext:value-type="float">
            <text:p>57.6</text:p>
          </table:table-cell>
          <table:table-cell table:style-name="ce2" table:formula="of:=[.C27]/[.I27]" office:value-type="float" office:value="2.20659722222222" calcext:value-type="float">
            <text:p>2.2065972222</text:p>
          </table:table-cell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2 Gev|Q2=2.115|W=2.95|x=0.21" table:style-name="ta3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6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2.115|W=2.95|x=0.21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55uA (mC)</text:p>
          </table:table-cell>
          <table:table-cell office:value-type="float" office:value="7891" calcext:value-type="float">
            <text:p>7891</text:p>
          </table:table-cell>
          <table:table-cell office:value-type="float" office:value="252.502" calcext:value-type="float">
            <text:p>252.50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1" calcext:value-type="float">
            <text:p>7891</text:p>
          </table:table-cell>
          <table:table-cell office:value-type="float" office:value="232.9" calcext:value-type="float">
            <text:p>232.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2" calcext:value-type="float">
            <text:p>7892</text:p>
          </table:table-cell>
          <table:table-cell office:value-type="float" office:value="226.93" calcext:value-type="float">
            <text:p>226.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3" calcext:value-type="float">
            <text:p>7893</text:p>
          </table:table-cell>
          <table:table-cell office:value-type="float" office:value="195.38" calcext:value-type="float">
            <text:p>195.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4" calcext:value-type="float">
            <text:p>7894</text:p>
          </table:table-cell>
          <table:table-cell office:value-type="float" office:value="214.42" calcext:value-type="float">
            <text:p>214.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5" calcext:value-type="float">
            <text:p>7895</text:p>
          </table:table-cell>
          <table:table-cell office:value-type="float" office:value="362.67" calcext:value-type="float">
            <text:p>362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6" calcext:value-type="float">
            <text:p>7896</text:p>
          </table:table-cell>
          <table:table-cell office:value-type="float" office:value="234.96" calcext:value-type="float">
            <text:p>234.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9" calcext:value-type="float">
            <text:p>7899</text:p>
          </table:table-cell>
          <table:table-cell office:value-type="float" office:value="260.56" calcext:value-type="float">
            <text:p>260.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0" calcext:value-type="float">
            <text:p>7900</text:p>
          </table:table-cell>
          <table:table-cell office:value-type="float" office:value="242.66" calcext:value-type="float">
            <text:p>242.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1" calcext:value-type="float">
            <text:p>7901</text:p>
          </table:table-cell>
          <table:table-cell office:value-type="float" office:value="240.04" calcext:value-type="float">
            <text:p>240.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2" calcext:value-type="float">
            <text:p>7902</text:p>
          </table:table-cell>
          <table:table-cell office:value-type="float" office:value="239.04" calcext:value-type="float">
            <text:p>239.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3" calcext:value-type="float">
            <text:p>7903</text:p>
          </table:table-cell>
          <table:table-cell office:value-type="float" office:value="253.33" calcext:value-type="float">
            <text:p>253.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4" calcext:value-type="float">
            <text:p>7904</text:p>
          </table:table-cell>
          <table:table-cell office:value-type="float" office:value="181.34" calcext:value-type="float">
            <text:p>181.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5" calcext:value-type="float">
            <text:p>7905</text:p>
          </table:table-cell>
          <table:table-cell office:value-type="float" office:value="238.33" calcext:value-type="float">
            <text:p>238.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6" calcext:value-type="float">
            <text:p>7906</text:p>
          </table:table-cell>
          <table:table-cell office:value-type="float" office:value="219.53" calcext:value-type="float">
            <text:p>219.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7" calcext:value-type="float">
            <text:p>7907</text:p>
          </table:table-cell>
          <table:table-cell office:value-type="float" office:value="219.53" calcext:value-type="float">
            <text:p>219.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8" calcext:value-type="float">
            <text:p>7908</text:p>
          </table:table-cell>
          <table:table-cell office:value-type="float" office:value="141.28" calcext:value-type="float">
            <text:p>141.28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21])" office:value-type="float" office:value="3955.402" calcext:value-type="float">
            <text:p>3955.402</text:p>
          </table:table-cell>
          <table:table-cell/>
          <table:table-cell table:style-name="ce2" office:value-type="float" office:value="55" calcext:value-type="float">
            <text:p>55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/>
          <table:table-cell table:style-name="ce2" table:formula="of:=[.G22]*3600*0.000055*1000" office:value-type="float" office:value="4158" calcext:value-type="float">
            <text:p>4158</text:p>
          </table:table-cell>
          <table:table-cell table:style-name="ce2" table:formula="of:=[.C22]/[.I22]" office:value-type="float" office:value="0.951275132275133" calcext:value-type="float">
            <text:p>0.95127513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897" calcext:value-type="float">
            <text:p>7897</text:p>
          </table:table-cell>
          <table:table-cell office:value-type="float" office:value="41.31" calcext:value-type="float">
            <text:p>41.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8" calcext:value-type="float">
            <text:p>7898</text:p>
          </table:table-cell>
          <table:table-cell office:value-type="float" office:value="87.38" calcext:value-type="float">
            <text:p>87.38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23:.C24])" office:value-type="float" office:value="128.69" calcext:value-type="float">
            <text:p>128.69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25]*3600*0.00004*1000" office:value-type="float" office:value="57.6" calcext:value-type="float">
            <text:p>57.6</text:p>
          </table:table-cell>
          <table:table-cell table:style-name="ce2" table:formula="of:=[.C25]/[.I25]" office:value-type="float" office:value="2.23420138888889" calcext:value-type="float">
            <text:p>2.23420138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7909" calcext:value-type="float">
            <text:p>7909</text:p>
          </table:table-cell>
          <table:table-cell office:value-type="float" office:value="131.014" calcext:value-type="float">
            <text:p>131.0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0" calcext:value-type="float">
            <text:p>7910</text:p>
          </table:table-cell>
          <table:table-cell office:value-type="float" office:value="55.047" calcext:value-type="float">
            <text:p>55.0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1" calcext:value-type="float">
            <text:p>7911</text:p>
          </table:table-cell>
          <table:table-cell office:value-type="float" office:value="77.354" calcext:value-type="float">
            <text:p>77.3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2" calcext:value-type="float">
            <text:p>7912</text:p>
          </table:table-cell>
          <table:table-cell office:value-type="float" office:value="28.683" calcext:value-type="float">
            <text:p>28.6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3" calcext:value-type="float">
            <text:p>7913</text:p>
          </table:table-cell>
          <table:table-cell office:value-type="float" office:value="76.601" calcext:value-type="float">
            <text:p>76.6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4" calcext:value-type="float">
            <text:p>7914</text:p>
          </table:table-cell>
          <table:table-cell office:value-type="float" office:value="117.79" calcext:value-type="float">
            <text:p>117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5" calcext:value-type="float">
            <text:p>7915</text:p>
          </table:table-cell>
          <table:table-cell office:value-type="float" office:value="118.783" calcext:value-type="float">
            <text:p>118.7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6" calcext:value-type="float">
            <text:p>7916</text:p>
          </table:table-cell>
          <table:table-cell office:value-type="float" office:value="135.726" calcext:value-type="float">
            <text:p>135.7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7" calcext:value-type="float">
            <text:p>7917</text:p>
          </table:table-cell>
          <table:table-cell office:value-type="float" office:value="146.517" calcext:value-type="float">
            <text:p>146.5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8" calcext:value-type="float">
            <text:p>7918</text:p>
          </table:table-cell>
          <table:table-cell office:value-type="float" office:value="27.966" calcext:value-type="float">
            <text:p>27.9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9" calcext:value-type="float">
            <text:p>7919</text:p>
          </table:table-cell>
          <table:table-cell office:value-type="float" office:value="142.475" calcext:value-type="float">
            <text:p>142.4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0" calcext:value-type="float">
            <text:p>7920</text:p>
          </table:table-cell>
          <table:table-cell office:value-type="float" office:value="116.507" calcext:value-type="float">
            <text:p>116.5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1" calcext:value-type="float">
            <text:p>7921</text:p>
          </table:table-cell>
          <table:table-cell office:value-type="float" office:value="182.834" calcext:value-type="float">
            <text:p>182.8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5" calcext:value-type="float">
            <text:p>7925</text:p>
          </table:table-cell>
          <table:table-cell office:value-type="float" office:value="170.95" calcext:value-type="float">
            <text:p>170.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6" calcext:value-type="float">
            <text:p>7926</text:p>
          </table:table-cell>
          <table:table-cell office:value-type="float" office:value="183.094" calcext:value-type="float">
            <text:p>183.0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7" calcext:value-type="float">
            <text:p>7927</text:p>
          </table:table-cell>
          <table:table-cell office:value-type="float" office:value="143.944" calcext:value-type="float">
            <text:p>143.9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8" calcext:value-type="float">
            <text:p>7928</text:p>
          </table:table-cell>
          <table:table-cell office:value-type="float" office:value="72.459" calcext:value-type="float">
            <text:p>72.4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0" calcext:value-type="float">
            <text:p>7930</text:p>
          </table:table-cell>
          <table:table-cell office:value-type="float" office:value="13.966" calcext:value-type="float">
            <text:p>13.9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1" calcext:value-type="float">
            <text:p>7931</text:p>
          </table:table-cell>
          <table:table-cell office:value-type="float" office:value="175.929" calcext:value-type="float">
            <text:p>175.9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2" calcext:value-type="float">
            <text:p>7932</text:p>
          </table:table-cell>
          <table:table-cell office:value-type="float" office:value="171.455" calcext:value-type="float">
            <text:p>171.4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3" calcext:value-type="float">
            <text:p>7933</text:p>
          </table:table-cell>
          <table:table-cell office:value-type="float" office:value="168.158" calcext:value-type="float">
            <text:p>168.15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4" calcext:value-type="float">
            <text:p>7934</text:p>
          </table:table-cell>
          <table:table-cell office:value-type="float" office:value="176" calcext:value-type="float">
            <text:p>1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5" calcext:value-type="float">
            <text:p>7935</text:p>
          </table:table-cell>
          <table:table-cell office:value-type="float" office:value="158.969" calcext:value-type="float">
            <text:p>158.9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6" calcext:value-type="float">
            <text:p>7936</text:p>
          </table:table-cell>
          <table:table-cell office:value-type="float" office:value="151.628" calcext:value-type="float">
            <text:p>151.6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7" calcext:value-type="float">
            <text:p>7937</text:p>
          </table:table-cell>
          <table:table-cell office:value-type="float" office:value="164.136" calcext:value-type="float">
            <text:p>164.1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8" calcext:value-type="float">
            <text:p>7938</text:p>
          </table:table-cell>
          <table:table-cell office:value-type="float" office:value="143.332" calcext:value-type="float">
            <text:p>143.332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27:.C52])" office:value-type="float" office:value="3251.317" calcext:value-type="float">
            <text:p>3251.317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/>
          <table:table-cell table:style-name="ce2" table:formula="of:=[.G53]*3600*0.000055*1000" office:value-type="float" office:value="2970" calcext:value-type="float">
            <text:p>2970</text:p>
          </table:table-cell>
          <table:table-cell table:style-name="ce2" table:formula="of:=[.C53]/[.I53]" office:value-type="float" office:value="1.09471952861953" calcext:value-type="float">
            <text:p>1.09471952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922" calcext:value-type="float">
            <text:p>7922</text:p>
          </table:table-cell>
          <table:table-cell office:value-type="float" office:value="23.781" calcext:value-type="float">
            <text:p>23.7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3" calcext:value-type="float">
            <text:p>7923</text:p>
          </table:table-cell>
          <table:table-cell office:value-type="float" office:value="198.331" calcext:value-type="float">
            <text:p>198.3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4" calcext:value-type="float">
            <text:p>7924</text:p>
          </table:table-cell>
          <table:table-cell office:value-type="float" office:value="100.607" calcext:value-type="float">
            <text:p>100.607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4:.C56])" office:value-type="float" office:value="322.719" calcext:value-type="float">
            <text:p>322.719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57]*3600*0.00004*1000" office:value-type="float" office:value="57.6" calcext:value-type="float">
            <text:p>57.6</text:p>
          </table:table-cell>
          <table:table-cell table:style-name="ce2" table:formula="of:=[.C57]/[.I57]" office:value-type="float" office:value="5.60276041666667" calcext:value-type="float">
            <text:p>5.6027604167</text:p>
          </table:table-cell>
          <table:table-cell table:number-columns-repeated="1014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 Summary" table:style-name="ta9">
        <office:forms form:automatic-focus="false" form:apply-design-mode="false"/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3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5"/>
          <table:table-cell table:number-columns-repeated="1011"/>
        </table:table-row>
        <table:table-row table:style-name="ro1">
          <table:table-cell table:style-name="ce5" office:value-type="string" calcext:value-type="string">
            <text:p>Setting</text:p>
          </table:table-cell>
          <table:table-cell table:style-name="ce5" office:value-type="string" calcext:value-type="string">
            <text:p>BCM4A </text:p>
            <text:p>Charge (mC)</text:p>
          </table:table-cell>
          <table:table-cell table:style-name="ce5" office:value-type="string" calcext:value-type="string">
            <text:p>t_run (sec)</text:p>
          </table:table-cell>
          <table:table-cell table:style-name="ce5" office:value-type="string" calcext:value-type="string">
            <text:p>t_setting (sec)</text:p>
          </table:table-cell>
          <table:table-cell table:style-name="ce5" office:value-type="string" calcext:value-type="string">
            <text:p>t_PAC </text:p>
            <text:p>(hr @ 100% eff)</text:p>
          </table:table-cell>
          <table:table-cell table:style-name="ce5" office:value-type="string" calcext:value-type="string">
            <text:p>t_setting/t_PAC</text:p>
          </table:table-cell>
          <table:table-cell table:style-name="ce5" office:value-type="string" calcext:value-type="string">
            <text:p>Q_PAC</text:p>
          </table:table-cell>
          <table:table-cell table:style-name="ce5" office:value-type="string" calcext:value-type="string">
            <text:p>Q_actual (mC)</text:p>
          </table:table-cell>
          <table:table-cell table:style-name="ce5" office:value-type="string" calcext:value-type="string">
            <text:p>Q_actual/Q_PAC</text:p>
          </table:table-cell>
          <table:table-cell table:style-name="ce5" office:value-type="string" calcext:value-type="string">
            <text:p>Effective </text:p>
            <text:p>Efficiency (J/H)</text:p>
          </table:table-cell>
          <table:table-cell table:style-name="ce5" office:value-type="string" calcext:value-type="string">
            <text:p>K+Δ </text:p>
            <text:p>run plan events</text:p>
          </table:table-cell>
          <table:table-cell table:style-name="ce5" office:value-type="string" calcext:value-type="string">
            <text:p>K+Δ </text:p>
            <text:p>actual events</text:p>
          </table:table-cell>
          <table:table-cell table:style-name="ce5" office:value-type="string" calcext:value-type="string">
            <text:p>K+Δ </text:p>
            <text:p>actual/proposed</text:p>
          </table:table-cell>
          <table:table-cell table:style-name="ce5" office:value-type="string" calcext:value-type="string">
            <text:p>K+Δ </text:p>
            <text:p>Y_obs/Y_expect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Q2=4.4|W=2.74|x=0.40</text:p>
          </table:table-cell>
          <table:covered-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10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4.4|W=2.74|x=0.40'.C25]" office:value-type="float" office:value="3610.761" calcext:value-type="float">
            <text:p>3610.761</text:p>
          </table:table-cell>
          <table:table-cell table:formula="of:=[$'8.2 Gev|Q2=4.4|W=2.74|x=0.40'.D25]" office:value-type="float" office:value="0" calcext:value-type="float">
            <text:p>0</text:p>
          </table:table-cell>
          <table:table-cell table:formula="of:=[$'8.2 Gev|Q2=4.4|W=2.74|x=0.40'.F25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25]" office:value-type="float" office:value="3610.761" calcext:value-type="float">
            <text:p>3610.761</text:p>
          </table:table-cell>
          <table:table-cell table:number-columns-repeated="3"/>
          <table:table-cell office:value-type="float" office:value="2728" calcext:value-type="float">
            <text:p>2728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/>
          <table:table-cell table:style-name="ce5" table:formula="of:=SUM([.D5:.D5])" office:value-type="float" office:value="0" calcext:value-type="float">
            <text:p>0</text:p>
          </table:table-cell>
          <table:table-cell table:style-name="ce5" office:value-type="float" office:value="16.3" calcext:value-type="float">
            <text:p>16.3</text:p>
          </table:table-cell>
          <table:table-cell table:style-name="ce5" table:formula="of:=[.D6]/3600/[.E6]" office:value-type="float" office:value="0" calcext:value-type="float">
            <text:p>0</text:p>
          </table:table-cell>
          <table:table-cell table:style-name="ce5" table:formula="of:=[$'8.2 Gev|Q2=4.4|W=2.74|x=0.40'.I25]" office:value-type="float" office:value="4107.6" calcext:value-type="float">
            <text:p>4107.6</text:p>
          </table:table-cell>
          <table:table-cell table:style-name="ce5" table:formula="of:=SUM([.H5:.H5])" office:value-type="float" office:value="3610.761" calcext:value-type="float">
            <text:p>3610.761</text:p>
          </table:table-cell>
          <table:table-cell table:style-name="ce5" table:formula="of:=[.H6]/[.G6]" office:value-type="float" office:value="0.879043967280164" calcext:value-type="float">
            <text:p>0.879043967280164</text:p>
          </table:table-cell>
          <table:table-cell/>
          <table:table-cell table:style-name="ce5" office:value-type="float" office:value="2500" calcext:value-type="float">
            <text:p>2500</text:p>
          </table:table-cell>
          <table:table-cell table:style-name="ce5" table:formula="of:=SUM([.L5:.L5])" office:value-type="float" office:value="2728" calcext:value-type="float">
            <text:p>2728</text:p>
          </table:table-cell>
          <table:table-cell table:style-name="ce5" table:formula="of:=[.L6]/[.K6]" office:value-type="float" office:value="1.0912" calcext:value-type="float">
            <text:p>1.0912</text:p>
          </table:table-cell>
          <table:table-cell table:style-name="ce5" table:formula="of:=[.M6]/[.I6]" office:value-type="float" office:value="1.24134860213678" calcext:value-type="float">
            <text:p>1.241348602136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4.4|W=2.74|x=0.40'.C30]" office:value-type="float" office:value="148.885" calcext:value-type="float">
            <text:p>148.885</text:p>
          </table:table-cell>
          <table:table-cell table:formula="of:=[$'8.2 Gev|Q2=4.4|W=2.74|x=0.40'.D30]" office:value-type="float" office:value="0" calcext:value-type="float">
            <text:p>0</text:p>
          </table:table-cell>
          <table:table-cell table:formula="of:=[$'8.2 Gev|Q2=4.4|W=2.74|x=0.40'.F30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30]" office:value-type="float" office:value="148.885" calcext:value-type="float">
            <text:p>148.88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/>
          <table:table-cell table:style-name="ce5" table:formula="of:=SUM([.D7:.D7])" office:value-type="float" office:value="0" calcext:value-type="float">
            <text:p>0</text:p>
          </table:table-cell>
          <table:table-cell table:style-name="ce5" office:value-type="float" office:value="1.1" calcext:value-type="float">
            <text:p>1.1</text:p>
          </table:table-cell>
          <table:table-cell table:style-name="ce5" table:formula="of:=[.D8]/3600/[.E8]" office:value-type="float" office:value="0" calcext:value-type="float">
            <text:p>0</text:p>
          </table:table-cell>
          <table:table-cell table:style-name="ce5" table:formula="of:=[$'8.2 Gev|Q2=4.4|W=2.74|x=0.40'.I30]" office:value-type="float" office:value="158.4" calcext:value-type="float">
            <text:p>158.4</text:p>
          </table:table-cell>
          <table:table-cell table:style-name="ce5" table:formula="of:=SUM([.H7:.H7])" office:value-type="float" office:value="148.885" calcext:value-type="float">
            <text:p>148.885</text:p>
          </table:table-cell>
          <table:table-cell table:style-name="ce5" table:formula="of:=[.H8]/[.G8]" office:value-type="float" office:value="0.939930555555555" calcext:value-type="float">
            <text:p>0.939930555555555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table:formula="of:=SUM([.L7:.L7])" office:value-type="float" office:value="0" calcext:value-type="float">
            <text:p>0</text:p>
          </table:table-cell>
          <table:table-cell table:style-name="ce5" table:formula="of:=[.L8]/[.K8]" office:value-type="string" office:string-value="" calcext:value-type="error">
            <text:p>#DIV/0!</text:p>
          </table:table-cell>
          <table:table-cell table:style-name="ce5" table:formula="of:=[.M8]/[.I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4.4|W=2.74|x=0.40'.C46]" office:value-type="float" office:value="2958.697" calcext:value-type="float">
            <text:p>2958.697</text:p>
          </table:table-cell>
          <table:table-cell table:formula="of:=[$'8.2 Gev|Q2=4.4|W=2.74|x=0.40'.D46]" office:value-type="float" office:value="0" calcext:value-type="float">
            <text:p>0</text:p>
          </table:table-cell>
          <table:table-cell table:formula="of:=[$'8.2 Gev|Q2=4.4|W=2.74|x=0.40'.F46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46]" office:value-type="float" office:value="2958.697" calcext:value-type="float">
            <text:p>2958.697</text:p>
          </table:table-cell>
          <table:table-cell table:number-columns-repeated="3"/>
          <table:table-cell office:value-type="float" office:value="1658" calcext:value-type="float">
            <text:p>1658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/>
          <table:table-cell table:style-name="ce5" table:formula="of:=SUM([.D10:.D10])" office:value-type="float" office:value="0" calcext:value-type="float">
            <text:p>0</text:p>
          </table:table-cell>
          <table:table-cell table:style-name="ce5" office:value-type="float" office:value="16.3" calcext:value-type="float">
            <text:p>16.3</text:p>
          </table:table-cell>
          <table:table-cell table:style-name="ce5" table:formula="of:=[.D11]/3600/[.E11]" office:value-type="float" office:value="0" calcext:value-type="float">
            <text:p>0</text:p>
          </table:table-cell>
          <table:table-cell table:style-name="ce5" table:formula="of:=[$'8.2 Gev|Q2=4.4|W=2.74|x=0.40'.I46]" office:value-type="float" office:value="4107.6" calcext:value-type="float">
            <text:p>4107.6</text:p>
          </table:table-cell>
          <table:table-cell table:style-name="ce5" table:formula="of:=SUM([.H10:.H10])" office:value-type="float" office:value="2958.697" calcext:value-type="float">
            <text:p>2958.697</text:p>
          </table:table-cell>
          <table:table-cell table:style-name="ce5" table:formula="of:=[.H11]/[.G11]" office:value-type="float" office:value="0.720298227675528" calcext:value-type="float">
            <text:p>0.720298227675528</text:p>
          </table:table-cell>
          <table:table-cell/>
          <table:table-cell table:style-name="ce5" office:value-type="float" office:value="2250" calcext:value-type="float">
            <text:p>2250</text:p>
          </table:table-cell>
          <table:table-cell table:style-name="ce5" table:formula="of:=SUM([.L10:.L10])" office:value-type="float" office:value="1658" calcext:value-type="float">
            <text:p>1658</text:p>
          </table:table-cell>
          <table:table-cell table:style-name="ce5" table:formula="of:=[.L11]/[.K11]" office:value-type="float" office:value="0.736888888888889" calcext:value-type="float">
            <text:p>0.736888888888889</text:p>
          </table:table-cell>
          <table:table-cell table:style-name="ce5" table:formula="of:=[.M11]/[.I11]" office:value-type="float" office:value="1.0230330446139" calcext:value-type="float">
            <text:p>1.02303304461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4.4|W=2.74|x=0.40'.C48]" office:value-type="float" office:value="136.855" calcext:value-type="float">
            <text:p>136.855</text:p>
          </table:table-cell>
          <table:table-cell table:formula="of:=[$'8.2 Gev|Q2=4.4|W=2.74|x=0.40'.D48]" office:value-type="float" office:value="0" calcext:value-type="float">
            <text:p>0</text:p>
          </table:table-cell>
          <table:table-cell table:formula="of:=[$'8.2 Gev|Q2=4.4|W=2.74|x=0.40'.F48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48]" office:value-type="float" office:value="136.855" calcext:value-type="float">
            <text:p>136.85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/>
          <table:table-cell table:style-name="ce5" table:formula="of:=SUM([.D12:.D12])" office:value-type="float" office:value="0" calcext:value-type="float">
            <text:p>0</text:p>
          </table:table-cell>
          <table:table-cell table:style-name="ce5" office:value-type="float" office:value="1.1" calcext:value-type="float">
            <text:p>1.1</text:p>
          </table:table-cell>
          <table:table-cell table:style-name="ce5" table:formula="of:=[.D13]/3600/[.E13]" office:value-type="float" office:value="0" calcext:value-type="float">
            <text:p>0</text:p>
          </table:table-cell>
          <table:table-cell table:style-name="ce5" table:formula="of:=[$'8.2 Gev|Q2=4.4|W=2.74|x=0.40'.I48]" office:value-type="float" office:value="158.4" calcext:value-type="float">
            <text:p>158.4</text:p>
          </table:table-cell>
          <table:table-cell table:style-name="ce5" table:formula="of:=SUM([.H12:.H12])" office:value-type="float" office:value="136.855" calcext:value-type="float">
            <text:p>136.855</text:p>
          </table:table-cell>
          <table:table-cell table:style-name="ce5" table:formula="of:=[.H13]/[.G13]" office:value-type="float" office:value="0.863983585858586" calcext:value-type="float">
            <text:p>0.863983585858586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table:formula="of:=SUM([.L12:.L12])" office:value-type="float" office:value="0" calcext:value-type="float">
            <text:p>0</text:p>
          </table:table-cell>
          <table:table-cell table:style-name="ce5" table:formula="of:=[.L13]/[.K13]" office:value-type="string" office:string-value="" calcext:value-type="error">
            <text:p>#DIV/0!</text:p>
          </table:table-cell>
          <table:table-cell table:style-name="ce5" table:formula="of:=[.M13]/[.I1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Q2=3.0|W=3.14|x=0.25</text:p>
          </table:table-cell>
          <table:covered-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6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3.0|W=3.14|x=0.25'.C6]" office:value-type="float" office:value="0" calcext:value-type="float">
            <text:p>0</text:p>
          </table:table-cell>
          <table:table-cell table:formula="of:=[$'8.2 Gev|Q2=3.0|W=3.14|x=0.25'.D6]" office:value-type="float" office:value="0" calcext:value-type="float">
            <text:p>0</text:p>
          </table:table-cell>
          <table:table-cell table:formula="of:=[$'8.2 Gev|Q2=3.0|W=3.14|x=0.25'.F6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6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/>
          <table:table-cell table:style-name="ce5" table:formula="of:=SUM([.D16:.D16])" office:value-type="float" office:value="0" calcext:value-type="float">
            <text:p>0</text:p>
          </table:table-cell>
          <table:table-cell table:style-name="ce5" office:value-type="float" office:value="44.2" calcext:value-type="float">
            <text:p>44.2</text:p>
          </table:table-cell>
          <table:table-cell table:style-name="ce5" table:formula="of:=[.D17]/3600/[.E17]" office:value-type="float" office:value="0" calcext:value-type="float">
            <text:p>0</text:p>
          </table:table-cell>
          <table:table-cell table:style-name="ce5" table:formula="of:=[$'8.2 Gev|Q2=3.0|W=3.14|x=0.25'.I6]" office:value-type="float" office:value="11138.4" calcext:value-type="float">
            <text:p>11138.4</text:p>
          </table:table-cell>
          <table:table-cell table:style-name="ce5" table:formula="of:=SUM([.H16:.H16])" office:value-type="float" office:value="0" calcext:value-type="float">
            <text:p>0</text:p>
          </table:table-cell>
          <table:table-cell table:style-name="ce5" table:formula="of:=[.H17]/[.G17]" office:value-type="float" office:value="0" calcext:value-type="float">
            <text:p>0</text:p>
          </table:table-cell>
          <table:table-cell/>
          <table:table-cell table:style-name="ce5" office:value-type="float" office:value="9000" calcext:value-type="float">
            <text:p>9000</text:p>
          </table:table-cell>
          <table:table-cell table:style-name="ce5" table:formula="of:=SUM([.L16:.L16])" office:value-type="float" office:value="0" calcext:value-type="float">
            <text:p>0</text:p>
          </table:table-cell>
          <table:table-cell table:style-name="ce5" table:formula="of:=[.L17]/[.K17]" office:value-type="float" office:value="0" calcext:value-type="float">
            <text:p>0</text:p>
          </table:table-cell>
          <table:table-cell table:style-name="ce5" table:formula="of:=[.M17]/[.I1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3.0|W=3.14|x=0.25'.C8]" office:value-type="float" office:value="0" calcext:value-type="float">
            <text:p>0</text:p>
          </table:table-cell>
          <table:table-cell table:formula="of:=[$'8.2 Gev|Q2=3.0|W=3.14|x=0.25'.D8]" office:value-type="float" office:value="0" calcext:value-type="float">
            <text:p>0</text:p>
          </table:table-cell>
          <table:table-cell table:formula="of:=[$'8.2 Gev|Q2=3.0|W=3.14|x=0.25'.F8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8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/>
          <table:table-cell table:style-name="ce5" table:formula="of:=SUM([.D18:.D18])" office:value-type="float" office:value="0" calcext:value-type="float">
            <text:p>0</text:p>
          </table:table-cell>
          <table:table-cell table:style-name="ce5" office:value-type="float" office:value="1.1" calcext:value-type="float">
            <text:p>1.1</text:p>
          </table:table-cell>
          <table:table-cell table:style-name="ce5" table:formula="of:=[.D19]/3600/[.E19]" office:value-type="float" office:value="0" calcext:value-type="float">
            <text:p>0</text:p>
          </table:table-cell>
          <table:table-cell table:style-name="ce5" table:formula="of:=[$'8.2 Gev|Q2=3.0|W=3.14|x=0.25'.I8]" office:value-type="float" office:value="158.4" calcext:value-type="float">
            <text:p>158.4</text:p>
          </table:table-cell>
          <table:table-cell table:style-name="ce5" table:formula="of:=SUM([.H18:.H18])" office:value-type="float" office:value="0" calcext:value-type="float">
            <text:p>0</text:p>
          </table:table-cell>
          <table:table-cell table:style-name="ce5" table:formula="of:=[.H19]/[.G19]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table:formula="of:=SUM([.L18:.L18])" office:value-type="float" office:value="0" calcext:value-type="float">
            <text:p>0</text:p>
          </table:table-cell>
          <table:table-cell table:style-name="ce5" table:formula="of:=[.L19]/[.K19]" office:value-type="string" office:string-value="" calcext:value-type="error">
            <text:p>#DIV/0!</text:p>
          </table:table-cell>
          <table:table-cell table:style-name="ce5" table:formula="of:=[.M19]/[.I1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3.0|W=3.14|x=0.25'.C11]" office:value-type="float" office:value="0" calcext:value-type="float">
            <text:p>0</text:p>
          </table:table-cell>
          <table:table-cell table:formula="of:=[$'8.2 Gev|Q2=3.0|W=3.14|x=0.25'.D11]" office:value-type="float" office:value="0" calcext:value-type="float">
            <text:p>0</text:p>
          </table:table-cell>
          <table:table-cell table:formula="of:=[$'8.2 Gev|Q2=3.0|W=3.14|x=0.25'.F11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11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/>
          <table:table-cell table:style-name="ce5" table:formula="of:=SUM([.D21:.D21])" office:value-type="float" office:value="0" calcext:value-type="float">
            <text:p>0</text:p>
          </table:table-cell>
          <table:table-cell table:style-name="ce5" office:value-type="float" office:value="44.2" calcext:value-type="float">
            <text:p>44.2</text:p>
          </table:table-cell>
          <table:table-cell table:style-name="ce5" table:formula="of:=[.D22]/3600/[.E22]" office:value-type="float" office:value="0" calcext:value-type="float">
            <text:p>0</text:p>
          </table:table-cell>
          <table:table-cell table:style-name="ce5" table:formula="of:=[$'8.2 Gev|Q2=3.0|W=3.14|x=0.25'.I11]" office:value-type="float" office:value="11138.4" calcext:value-type="float">
            <text:p>11138.4</text:p>
          </table:table-cell>
          <table:table-cell table:style-name="ce5" table:formula="of:=SUM([.H21:.H21])" office:value-type="float" office:value="0" calcext:value-type="float">
            <text:p>0</text:p>
          </table:table-cell>
          <table:table-cell table:style-name="ce5" table:formula="of:=[.H22]/[.G22]" office:value-type="float" office:value="0" calcext:value-type="float">
            <text:p>0</text:p>
          </table:table-cell>
          <table:table-cell/>
          <table:table-cell table:style-name="ce5" office:value-type="float" office:value="6650" calcext:value-type="float">
            <text:p>6650</text:p>
          </table:table-cell>
          <table:table-cell table:style-name="ce5" table:formula="of:=SUM([.L21:.L21])" office:value-type="float" office:value="0" calcext:value-type="float">
            <text:p>0</text:p>
          </table:table-cell>
          <table:table-cell table:style-name="ce5" table:formula="of:=[.L22]/[.K22]" office:value-type="float" office:value="0" calcext:value-type="float">
            <text:p>0</text:p>
          </table:table-cell>
          <table:table-cell table:style-name="ce5" table:formula="of:=[.M22]/[.I22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3.0|W=3.14|x=0.25'.C13]" office:value-type="float" office:value="0" calcext:value-type="float">
            <text:p>0</text:p>
          </table:table-cell>
          <table:table-cell table:formula="of:=[$'8.2 Gev|Q2=3.0|W=3.14|x=0.25'.D13]" office:value-type="float" office:value="0" calcext:value-type="float">
            <text:p>0</text:p>
          </table:table-cell>
          <table:table-cell table:formula="of:=[$'8.2 Gev|Q2=3.0|W=3.14|x=0.25'.F13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13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/>
          <table:table-cell table:style-name="ce5" table:formula="of:=SUM([.D23:.D23])" office:value-type="float" office:value="0" calcext:value-type="float">
            <text:p>0</text:p>
          </table:table-cell>
          <table:table-cell table:style-name="ce5" office:value-type="float" office:value="1.1" calcext:value-type="float">
            <text:p>1.1</text:p>
          </table:table-cell>
          <table:table-cell table:style-name="ce5" table:formula="of:=[.D24]/3600/[.E24]" office:value-type="float" office:value="0" calcext:value-type="float">
            <text:p>0</text:p>
          </table:table-cell>
          <table:table-cell table:style-name="ce5" table:formula="of:=[$'8.2 Gev|Q2=3.0|W=3.14|x=0.25'.I13]" office:value-type="float" office:value="158.4" calcext:value-type="float">
            <text:p>158.4</text:p>
          </table:table-cell>
          <table:table-cell table:style-name="ce5" table:formula="of:=SUM([.H23:.H23])" office:value-type="float" office:value="0" calcext:value-type="float">
            <text:p>0</text:p>
          </table:table-cell>
          <table:table-cell table:style-name="ce5" table:formula="of:=[.H24]/[.G24]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table:formula="of:=SUM([.L23:.L23])" office:value-type="float" office:value="0" calcext:value-type="float">
            <text:p>0</text:p>
          </table:table-cell>
          <table:table-cell table:style-name="ce5" table:formula="of:=[.L24]/[.K24]" office:value-type="string" office:string-value="" calcext:value-type="error">
            <text:p>#DIV/0!</text:p>
          </table:table-cell>
          <table:table-cell table:style-name="ce5" table:formula="of:=[.M24]/[.I2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Q2=5.5|W=3.02|x=0.40</text:p>
          </table:table-cell>
          <table:covered-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5.5|W=3.02|x=0.40'.C6]" office:value-type="float" office:value="0" calcext:value-type="float">
            <text:p>0</text:p>
          </table:table-cell>
          <table:table-cell table:formula="of:=[$'8.2 Gev|Q2=5.5|W=3.02|x=0.40'.D6]" office:value-type="float" office:value="0" calcext:value-type="float">
            <text:p>0</text:p>
          </table:table-cell>
          <table:table-cell table:formula="of:=[$'8.2 Gev|Q2=5.5|W=3.02|x=0.40'.F6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6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/>
          <table:table-cell table:style-name="ce5" table:formula="of:=SUM([.D27:.D27])" office:value-type="float" office:value="0" calcext:value-type="float">
            <text:p>0</text:p>
          </table:table-cell>
          <table:table-cell table:style-name="ce5" office:value-type="float" office:value="44.1" calcext:value-type="float">
            <text:p>44.1</text:p>
          </table:table-cell>
          <table:table-cell table:style-name="ce5" table:formula="of:=[.D28]/3600/[.E28]" office:value-type="float" office:value="0" calcext:value-type="float">
            <text:p>0</text:p>
          </table:table-cell>
          <table:table-cell table:style-name="ce5" table:formula="of:=[$'8.2 Gev|Q2=5.5|W=3.02|x=0.40'.I6]" office:value-type="float" office:value="11113.2" calcext:value-type="float">
            <text:p>11113.2</text:p>
          </table:table-cell>
          <table:table-cell table:style-name="ce5" table:formula="of:=SUM([.H27:.H27])" office:value-type="float" office:value="0" calcext:value-type="float">
            <text:p>0</text:p>
          </table:table-cell>
          <table:table-cell table:style-name="ce5" table:formula="of:=[.H28]/[.G28]" office:value-type="float" office:value="0" calcext:value-type="float">
            <text:p>0</text:p>
          </table:table-cell>
          <table:table-cell/>
          <table:table-cell table:style-name="ce5" office:value-type="float" office:value="580" calcext:value-type="float">
            <text:p>580</text:p>
          </table:table-cell>
          <table:table-cell table:style-name="ce5" table:formula="of:=SUM([.L27:.L27])" office:value-type="float" office:value="0" calcext:value-type="float">
            <text:p>0</text:p>
          </table:table-cell>
          <table:table-cell table:style-name="ce5" table:formula="of:=[.L28]/[.K28]" office:value-type="float" office:value="0" calcext:value-type="float">
            <text:p>0</text:p>
          </table:table-cell>
          <table:table-cell table:style-name="ce5" table:formula="of:=[.M28]/[.I2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5.5|W=3.02|x=0.40'.C8]" office:value-type="float" office:value="0" calcext:value-type="float">
            <text:p>0</text:p>
          </table:table-cell>
          <table:table-cell table:formula="of:=[$'8.2 Gev|Q2=5.5|W=3.02|x=0.40'.D8]" office:value-type="float" office:value="0" calcext:value-type="float">
            <text:p>0</text:p>
          </table:table-cell>
          <table:table-cell table:formula="of:=[$'8.2 Gev|Q2=5.5|W=3.02|x=0.40'.F8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8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/>
          <table:table-cell table:style-name="ce5" table:formula="of:=SUM([.D29:.D29])" office:value-type="float" office:value="0" calcext:value-type="float">
            <text:p>0</text:p>
          </table:table-cell>
          <table:table-cell table:style-name="ce5" office:value-type="float" office:value="1.1" calcext:value-type="float">
            <text:p>1.1</text:p>
          </table:table-cell>
          <table:table-cell table:style-name="ce5" table:formula="of:=[.D30]/3600/[.E30]" office:value-type="float" office:value="0" calcext:value-type="float">
            <text:p>0</text:p>
          </table:table-cell>
          <table:table-cell table:style-name="ce5" table:formula="of:=[$'8.2 Gev|Q2=5.5|W=3.02|x=0.40'.I8]" office:value-type="float" office:value="158.4" calcext:value-type="float">
            <text:p>158.4</text:p>
          </table:table-cell>
          <table:table-cell table:style-name="ce5" table:formula="of:=SUM([.H29:.H29])" office:value-type="float" office:value="0" calcext:value-type="float">
            <text:p>0</text:p>
          </table:table-cell>
          <table:table-cell table:style-name="ce5" table:formula="of:=[.H30]/[.G30]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table:formula="of:=SUM([.L29:.L29])" office:value-type="float" office:value="0" calcext:value-type="float">
            <text:p>0</text:p>
          </table:table-cell>
          <table:table-cell table:style-name="ce5" table:formula="of:=[.L30]/[.K30]" office:value-type="string" office:string-value="" calcext:value-type="error">
            <text:p>#DIV/0!</text:p>
          </table:table-cell>
          <table:table-cell table:style-name="ce5" table:formula="of:=[.M30]/[.I3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5.5|W=3.02|x=0.40'.C11]" office:value-type="float" office:value="0" calcext:value-type="float">
            <text:p>0</text:p>
          </table:table-cell>
          <table:table-cell table:formula="of:=[$'8.2 Gev|Q2=5.5|W=3.02|x=0.40'.D11]" office:value-type="float" office:value="0" calcext:value-type="float">
            <text:p>0</text:p>
          </table:table-cell>
          <table:table-cell table:formula="of:=[$'8.2 Gev|Q2=5.5|W=3.02|x=0.40'.F11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11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/>
          <table:table-cell table:style-name="ce5" table:formula="of:=SUM([.D32:.D32])" office:value-type="float" office:value="0" calcext:value-type="float">
            <text:p>0</text:p>
          </table:table-cell>
          <table:table-cell table:style-name="ce5" office:value-type="float" office:value="44.1" calcext:value-type="float">
            <text:p>44.1</text:p>
          </table:table-cell>
          <table:table-cell table:style-name="ce5" table:formula="of:=[.D33]/3600/[.E33]" office:value-type="float" office:value="0" calcext:value-type="float">
            <text:p>0</text:p>
          </table:table-cell>
          <table:table-cell table:style-name="ce5" table:formula="of:=[$'8.2 Gev|Q2=5.5|W=3.02|x=0.40'.I11]" office:value-type="float" office:value="11113.2" calcext:value-type="float">
            <text:p>11113.2</text:p>
          </table:table-cell>
          <table:table-cell table:style-name="ce5" table:formula="of:=SUM([.H32:.H32])" office:value-type="float" office:value="0" calcext:value-type="float">
            <text:p>0</text:p>
          </table:table-cell>
          <table:table-cell table:style-name="ce5" table:formula="of:=[.H33]/[.G33]" office:value-type="float" office:value="0" calcext:value-type="float">
            <text:p>0</text:p>
          </table:table-cell>
          <table:table-cell/>
          <table:table-cell table:style-name="ce5" office:value-type="float" office:value="580" calcext:value-type="float">
            <text:p>580</text:p>
          </table:table-cell>
          <table:table-cell table:style-name="ce5" table:formula="of:=SUM([.L32:.L32])" office:value-type="float" office:value="0" calcext:value-type="float">
            <text:p>0</text:p>
          </table:table-cell>
          <table:table-cell table:style-name="ce5" table:formula="of:=[.L33]/[.K33]" office:value-type="float" office:value="0" calcext:value-type="float">
            <text:p>0</text:p>
          </table:table-cell>
          <table:table-cell table:style-name="ce5" table:formula="of:=[.M33]/[.I3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5.5|W=3.02|x=0.40'.C13]" office:value-type="float" office:value="0" calcext:value-type="float">
            <text:p>0</text:p>
          </table:table-cell>
          <table:table-cell table:formula="of:=[$'8.2 Gev|Q2=5.5|W=3.02|x=0.40'.D13]" office:value-type="float" office:value="0" calcext:value-type="float">
            <text:p>0</text:p>
          </table:table-cell>
          <table:table-cell table:formula="of:=[$'8.2 Gev|Q2=5.5|W=3.02|x=0.40'.F13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13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/>
          <table:table-cell table:style-name="ce5" table:formula="of:=SUM([.D34:.D34])" office:value-type="float" office:value="0" calcext:value-type="float">
            <text:p>0</text:p>
          </table:table-cell>
          <table:table-cell table:style-name="ce5" office:value-type="float" office:value="1.1" calcext:value-type="float">
            <text:p>1.1</text:p>
          </table:table-cell>
          <table:table-cell table:style-name="ce5" table:formula="of:=[.D35]/3600/[.E35]" office:value-type="float" office:value="0" calcext:value-type="float">
            <text:p>0</text:p>
          </table:table-cell>
          <table:table-cell table:style-name="ce5" table:formula="of:=[$'8.2 Gev|Q2=5.5|W=3.02|x=0.40'.I13]" office:value-type="float" office:value="158.4" calcext:value-type="float">
            <text:p>158.4</text:p>
          </table:table-cell>
          <table:table-cell table:style-name="ce5" table:formula="of:=SUM([.H34:.H34])" office:value-type="float" office:value="0" calcext:value-type="float">
            <text:p>0</text:p>
          </table:table-cell>
          <table:table-cell table:style-name="ce5" table:formula="of:=[.H35]/[.G35]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table:formula="of:=SUM([.L34:.L34])" office:value-type="float" office:value="0" calcext:value-type="float">
            <text:p>0</text:p>
          </table:table-cell>
          <table:table-cell table:style-name="ce5" table:formula="of:=[.L35]/[.K35]" office:value-type="string" office:string-value="" calcext:value-type="error">
            <text:p>#DIV/0!</text:p>
          </table:table-cell>
          <table:table-cell table:style-name="ce5" table:formula="of:=[.M35]/[.I3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|Q2=4.4|W=2.74|x=0.40" table:style-name="ta5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4.4|W=2.74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0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7978" calcext:value-type="float">
            <text:p>7978</text:p>
          </table:table-cell>
          <table:table-cell office:value-type="float" office:value="214.524" calcext:value-type="float">
            <text:p>214.5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79" calcext:value-type="float">
            <text:p>7979</text:p>
          </table:table-cell>
          <table:table-cell office:value-type="float" office:value="240.132" calcext:value-type="float">
            <text:p>240.1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0" calcext:value-type="float">
            <text:p>7980</text:p>
          </table:table-cell>
          <table:table-cell office:value-type="float" office:value="214.37" calcext:value-type="float">
            <text:p>214.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1" calcext:value-type="float">
            <text:p>7981</text:p>
          </table:table-cell>
          <table:table-cell office:value-type="float" office:value="161.841" calcext:value-type="float">
            <text:p>161.8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2" calcext:value-type="float">
            <text:p>7982</text:p>
          </table:table-cell>
          <table:table-cell office:value-type="float" office:value="169.908" calcext:value-type="float">
            <text:p>169.9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3" calcext:value-type="float">
            <text:p>7983</text:p>
          </table:table-cell>
          <table:table-cell office:value-type="float" office:value="187.538" calcext:value-type="float">
            <text:p>187.5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4" calcext:value-type="float">
            <text:p>7984</text:p>
          </table:table-cell>
          <table:table-cell office:value-type="float" office:value="143.949" calcext:value-type="float">
            <text:p>143.9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5" calcext:value-type="float">
            <text:p>7985</text:p>
          </table:table-cell>
          <table:table-cell office:value-type="float" office:value="162.07" calcext:value-type="float">
            <text:p>162.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6" calcext:value-type="float">
            <text:p>7986</text:p>
          </table:table-cell>
          <table:table-cell office:value-type="float" office:value="163.603" calcext:value-type="float">
            <text:p>163.6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7" calcext:value-type="float">
            <text:p>7987</text:p>
          </table:table-cell>
          <table:table-cell office:value-type="float" office:value="158.75" calcext:value-type="float">
            <text:p>158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8" calcext:value-type="float">
            <text:p>7988</text:p>
          </table:table-cell>
          <table:table-cell office:value-type="float" office:value="76.21" calcext:value-type="float">
            <text:p>76.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9" calcext:value-type="float">
            <text:p>7989</text:p>
          </table:table-cell>
          <table:table-cell office:value-type="float" office:value="135.083" calcext:value-type="float">
            <text:p>135.0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4" calcext:value-type="float">
            <text:p>7994</text:p>
          </table:table-cell>
          <table:table-cell office:value-type="float" office:value="98.43" calcext:value-type="float">
            <text:p>98.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5" calcext:value-type="float">
            <text:p>7995</text:p>
          </table:table-cell>
          <table:table-cell office:value-type="float" office:value="192.309" calcext:value-type="float">
            <text:p>192.3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6" calcext:value-type="float">
            <text:p>7996</text:p>
          </table:table-cell>
          <table:table-cell office:value-type="float" office:value="60.322" calcext:value-type="float">
            <text:p>60.3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7" calcext:value-type="float">
            <text:p>7997</text:p>
          </table:table-cell>
          <table:table-cell office:value-type="float" office:value="208.632" calcext:value-type="float">
            <text:p>208.6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9" calcext:value-type="float">
            <text:p>7999</text:p>
          </table:table-cell>
          <table:table-cell office:value-type="float" office:value="183.021" calcext:value-type="float">
            <text:p>183.0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233.727" calcext:value-type="float">
            <text:p>233.7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1" calcext:value-type="float">
            <text:p>8001</text:p>
          </table:table-cell>
          <table:table-cell office:value-type="float" office:value="352.742" calcext:value-type="float">
            <text:p>352.7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2" calcext:value-type="float">
            <text:p>8002</text:p>
          </table:table-cell>
          <table:table-cell office:value-type="float" office:value="253.6" calcext:value-type="float">
            <text:p>253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24])" office:value-type="float" office:value="3610.761" calcext:value-type="float">
            <text:p>3610.761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16.3" calcext:value-type="float">
            <text:p>16.3</text:p>
          </table:table-cell>
          <table:table-cell/>
          <table:table-cell table:style-name="ce2" table:formula="of:=[.G25]*3600*0.00007*1000" office:value-type="float" office:value="4107.6" calcext:value-type="float">
            <text:p>4107.6</text:p>
          </table:table-cell>
          <table:table-cell table:style-name="ce2" table:formula="of:=[.C25]/[.I25]" office:value-type="float" office:value="0.879043967280164" calcext:value-type="float">
            <text:p>0.87904396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990" calcext:value-type="float">
            <text:p>7990</text:p>
          </table:table-cell>
          <table:table-cell office:value-type="float" office:value="50.669" calcext:value-type="float">
            <text:p>50.6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1" calcext:value-type="float">
            <text:p>7991</text:p>
          </table:table-cell>
          <table:table-cell office:value-type="float" office:value="11.696" calcext:value-type="float">
            <text:p>11.6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2" calcext:value-type="float">
            <text:p>7992</text:p>
          </table:table-cell>
          <table:table-cell office:value-type="float" office:value="52.025" calcext:value-type="float">
            <text:p>52.0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3" calcext:value-type="float">
            <text:p>7993</text:p>
          </table:table-cell>
          <table:table-cell office:value-type="float" office:value="34.495" calcext:value-type="float">
            <text:p>34.49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26:.C29])" office:value-type="float" office:value="148.885" calcext:value-type="float">
            <text:p>148.885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30]*3600*0.00004*1000" office:value-type="float" office:value="158.4" calcext:value-type="float">
            <text:p>158.4</text:p>
          </table:table-cell>
          <table:table-cell table:style-name="ce2" table:formula="of:=[.C30]/[.I30]" office:value-type="float" office:value="0.939930555555555" calcext:value-type="float">
            <text:p>0.93993055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8003" calcext:value-type="float">
            <text:p>8003</text:p>
          </table:table-cell>
          <table:table-cell office:value-type="float" office:value="180.185" calcext:value-type="float">
            <text:p>180.1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4" calcext:value-type="float">
            <text:p>8004</text:p>
          </table:table-cell>
          <table:table-cell office:value-type="float" office:value="159.999" calcext:value-type="float">
            <text:p>159.9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5" calcext:value-type="float">
            <text:p>8005</text:p>
          </table:table-cell>
          <table:table-cell office:value-type="float" office:value="235.155" calcext:value-type="float">
            <text:p>235.1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6" calcext:value-type="float">
            <text:p>8006</text:p>
          </table:table-cell>
          <table:table-cell office:value-type="float" office:value="228.774" calcext:value-type="float">
            <text:p>228.7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7" calcext:value-type="float">
            <text:p>8007</text:p>
          </table:table-cell>
          <table:table-cell office:value-type="float" office:value="218.061" calcext:value-type="float">
            <text:p>218.0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8" calcext:value-type="float">
            <text:p>8008</text:p>
          </table:table-cell>
          <table:table-cell office:value-type="float" office:value="225.288" calcext:value-type="float">
            <text:p>225.2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9" calcext:value-type="float">
            <text:p>8009</text:p>
          </table:table-cell>
          <table:table-cell office:value-type="float" office:value="228.907" calcext:value-type="float">
            <text:p>228.9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10" calcext:value-type="float">
            <text:p>8010</text:p>
          </table:table-cell>
          <table:table-cell office:value-type="float" office:value="243.926" calcext:value-type="float">
            <text:p>243.9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11" calcext:value-type="float">
            <text:p>8011</text:p>
          </table:table-cell>
          <table:table-cell office:value-type="float" office:value="217.279" calcext:value-type="float">
            <text:p>217.2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12" calcext:value-type="float">
            <text:p>8012</text:p>
          </table:table-cell>
          <table:table-cell office:value-type="float" office:value="220.949" calcext:value-type="float">
            <text:p>220.9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13" calcext:value-type="float">
            <text:p>8013</text:p>
          </table:table-cell>
          <table:table-cell office:value-type="float" office:value="241.701" calcext:value-type="float">
            <text:p>241.7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14" calcext:value-type="float">
            <text:p>8014</text:p>
          </table:table-cell>
          <table:table-cell office:value-type="float" office:value="193.19" calcext:value-type="float">
            <text:p>193.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15" calcext:value-type="float">
            <text:p>8015</text:p>
          </table:table-cell>
          <table:table-cell office:value-type="float" office:value="193.07" calcext:value-type="float">
            <text:p>193.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16" calcext:value-type="float">
            <text:p>8016</text:p>
          </table:table-cell>
          <table:table-cell office:value-type="float" office:value="172.213" calcext:value-type="float">
            <text:p>172.213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32:.C45])" office:value-type="float" office:value="2958.697" calcext:value-type="float">
            <text:p>2958.697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16.3" calcext:value-type="float">
            <text:p>16.3</text:p>
          </table:table-cell>
          <table:table-cell/>
          <table:table-cell table:style-name="ce2" table:formula="of:=[.G46]*3600*0.00007*1000" office:value-type="float" office:value="4107.6" calcext:value-type="float">
            <text:p>4107.6</text:p>
          </table:table-cell>
          <table:table-cell table:style-name="ce2" table:formula="of:=[.C46]/[.I46]" office:value-type="float" office:value="0.720298227675528" calcext:value-type="float">
            <text:p>0.72029822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8017" calcext:value-type="float">
            <text:p>8017</text:p>
          </table:table-cell>
          <table:table-cell office:value-type="float" office:value="136.855" calcext:value-type="float">
            <text:p>136.85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47:.C47])" office:value-type="float" office:value="136.855" calcext:value-type="float">
            <text:p>136.855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48]*3600*0.00004*1000" office:value-type="float" office:value="158.4" calcext:value-type="float">
            <text:p>158.4</text:p>
          </table:table-cell>
          <table:table-cell table:style-name="ce2" table:formula="of:=[.C48]/[.I48]" office:value-type="float" office:value="0.863983585858586" calcext:value-type="float">
            <text:p>0.8639835859</text:p>
          </table:table-cell>
          <table:table-cell table:number-columns-repeated="101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|Q2=3.0|W=3.14|x=0.25" table:style-name="ta6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3.0|W=3.14|x=0.25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6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5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4.2" calcext:value-type="float">
            <text:p>44.2</text:p>
          </table:table-cell>
          <table:table-cell/>
          <table:table-cell table:style-name="ce2" table:formula="of:=[.G6]*3600*0.00007*1000" office:value-type="float" office:value="11138.4" calcext:value-type="float">
            <text:p>11138.4</text:p>
          </table:table-cell>
          <table:table-cell table:style-name="ce2" table:formula="of:=[.C6]/[.I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7:.C7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8]*3600*0.00004*1000" office:value-type="float" office:value="158.4" calcext:value-type="float">
            <text:p>158.4</text:p>
          </table:table-cell>
          <table:table-cell table:style-name="ce2" table:formula="of:=[.C8]/[.I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0:.C10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4.2" calcext:value-type="float">
            <text:p>44.2</text:p>
          </table:table-cell>
          <table:table-cell/>
          <table:table-cell table:style-name="ce2" table:formula="of:=[.G11]*3600*0.00007*1000" office:value-type="float" office:value="11138.4" calcext:value-type="float">
            <text:p>11138.4</text:p>
          </table:table-cell>
          <table:table-cell table:style-name="ce2" table:formula="of:=[.C11]/[.I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2:.C12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13]*3600*0.00004*1000" office:value-type="float" office:value="158.4" calcext:value-type="float">
            <text:p>158.4</text:p>
          </table:table-cell>
          <table:table-cell table:style-name="ce2" table:formula="of:=[.C13]/[.I13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|Q2=5.5|W=3.02|x=0.40" table:style-name="ta7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5.5|W=3.0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5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4.1" calcext:value-type="float">
            <text:p>44.1</text:p>
          </table:table-cell>
          <table:table-cell/>
          <table:table-cell table:style-name="ce2" table:formula="of:=[.G6]*3600*0.00007*1000" office:value-type="float" office:value="11113.2" calcext:value-type="float">
            <text:p>11113.2</text:p>
          </table:table-cell>
          <table:table-cell table:style-name="ce2" table:formula="of:=[.C6]/[.I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7:.C7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8]*3600*0.00004*1000" office:value-type="float" office:value="158.4" calcext:value-type="float">
            <text:p>158.4</text:p>
          </table:table-cell>
          <table:table-cell table:style-name="ce2" table:formula="of:=[.C8]/[.I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0:.C10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4.1" calcext:value-type="float">
            <text:p>44.1</text:p>
          </table:table-cell>
          <table:table-cell/>
          <table:table-cell table:style-name="ce2" table:formula="of:=[.G11]*3600*0.00007*1000" office:value-type="float" office:value="11113.2" calcext:value-type="float">
            <text:p>11113.2</text:p>
          </table:table-cell>
          <table:table-cell table:style-name="ce2" table:formula="of:=[.C11]/[.I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2:.C12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13]*3600*0.00004*1000" office:value-type="float" office:value="158.4" calcext:value-type="float">
            <text:p>158.4</text:p>
          </table:table-cell>
          <table:table-cell table:style-name="ce2" table:formula="of:=[.C13]/[.I13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.</number:text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0">00/00/0000</text:date>, <text:time style:data-style-name="N2" text:time-value="23:02:30.643032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6.2_20_Gev_7c_Q2_3d_3.0_7c_W_3d_2.32_7c_x_3d_0.40" style:display-name="PageStyle_6.2 Gev|Q2=3.0|W=2.32|x=0.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20_Summary" style:display-name="PageStyle_8.2 GeV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2_20_Gev_7c_Q2_3d_2.115_7c_W_3d_2.95_7c_x_3d_0.21" style:display-name="PageStyle_6.2 Gev|Q2=2.115|W=2.95|x=0.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7c_Q2_3d_3.0_7c_W_3d_3.14_7c_x_3d_0.25" style:display-name="PageStyle_8.2 Gev|Q2=3.0|W=3.14|x=0.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7c_Q2_3d_5.5_7c_W_3d_3.02_7c_x_3d_0.40" style:display-name="PageStyle_8.2 Gev|Q2=5.5|W=3.02|x=0.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2_20_GeV_20_Summary" style:display-name="PageStyle_6.2 GeV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7c_Q2_3d_4.4_7c_W_3d_2.74_7c_x_3d_0.40" style:display-name="PageStyle_8.2 Gev|Q2=4.4|W=2.74|x=0.4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02:33:42</meta:creation-date>
    <dc:date>2019-03-30T23:02:40.892418311</dc:date>
    <meta:generator>LibreOffice/5.3.6.1$Linux_X86_64 LibreOffice_project/30$Build-1</meta:generator>
    <meta:editing-duration>PT24S</meta:editing-duration>
    <meta:editing-cycles>2</meta:editing-cycles>
    <meta:document-statistic meta:table-count="7" meta:cell-count="82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